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fo:background-color="#000000" loext:char-shading-value="0"/>
    </style:style>
    <style:style style:name="T7" style:family="text">
      <style:text-properties officeooo:rsid="0024eb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7">1. </text:span>초록</text:p>
      <text:p text:style-name="P1"><text:span text:style-name="T7">2. </text:span>리그 오브 레전드에 대한 소개</text:p>
      <text:p text:style-name="P1"><text:span text:style-name="T7">3. </text:span>사용자들에 퍼져있는 대중적인 인식</text:p>
      <text:p text:style-name="P1"><text:span text:style-name="T7">4. </text:span>가설 수립 및 데이터 수집, 가공 과정</text:p>
      <text:p text:style-name="P1"><text:span text:style-name="T7">5. </text:span>실제 게임 데이터를 기반으로 한 통계 분석</text:p>
      <text:p text:style-name="P1"><text:span text:style-name="T7">6. </text:span>결론</text:p>
      <text:p text:style-name="P1"><text:span text:style-name="T7">7. </text:span>한계</text:p>
      <text:p text:style-name="P1"><text:span text:style-name="T7">8. </text:span>참고자료</text:p>
      <text:p text:style-name="P1"><text:span text:style-name="T7">9. </text:span>참여인원</text:p>
      <text:p text:style-name="P1"/>
      <text:p text:style-name="P1"><text:span text:style-name="T7">2. </text:span>리그 오브 레전드에 대한 소개</text:p>
      <text:p text:style-name="P1"/>
      <text:p text:style-name="P2"><text:tab/>리그 오브 레전드(League of Legends, 이하 ‘롤’)은 RPG(Role Playing Game)과 RTS(Real Time Simulation)이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골드와 특별한 효과를 준다. 골드를 통해 다양한 아이템을 구매할 수도 있으며, 보이지 않는 곳을 볼 수 있게 하는 와드가 있다. </text:span></text:p>
      <text:p text:style-name="P1"/>
      <text:p text:style-name="P1"><text:span text:style-name="T7">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7">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수집한 유저 데이터를 기반으로 게임 플레이 결과와 챔피언 숙련도 정보를 수집했다. 게임 플레이 결과는 게임 내 정보(처치, 죽음, 와드 구매, 와드 설치, 골드 획득, 오브젝트 처치 등)을 포함하고 있으며,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6">이후 추가적인 데이터 처리 과정 서술</text:span></text:p>
      <text:p text:style-name="P5"/>
      <text:p text:style-name="P6">5. <text:span text:style-name="T1">실제 게임 데이터를 기반으</text:span><text:span text:style-name="T3">로 한 데이터 분석</text:span></text:p>
      <text:p text:style-name="P6"/>
      <text:p text:style-name="P6"/>
      <text:p text:style-name="P3">결론</text:p>
      <text:p text:style-name="P3">한계</text:p>
      <text:p text:style-name="P3">참고자료</text:p>
      <text:p text:style-name="P3">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1T11:24:52.735515143</dc:date>
    <meta:editing-duration>PT7M27S</meta:editing-duration>
    <meta:editing-cycles>3</meta:editing-cycles>
    <meta:generator>LibreOffice/7.3.7.2$Linux_X86_64 LibreOffice_project/30$Build-2</meta:generator>
    <meta:document-statistic meta:table-count="0" meta:image-count="0" meta:object-count="0" meta:page-count="1" meta:paragraph-count="22" meta:word-count="1305" meta:character-count="1851" meta:non-whitespace-character-count="1431"/>
  </office:meta>
</office:document-meta>
</file>